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5f20f" officeooo:paragraph-rsid="0015f20f"/>
    </style:style>
    <style:style style:name="P32" style:family="paragraph" style:parent-style-name="Standard">
      <style:text-properties officeooo:rsid="00171ed5" officeooo:paragraph-rsid="00171ed5"/>
    </style:style>
    <style:style style:name="P33" style:family="paragraph" style:parent-style-name="Standard">
      <style:text-properties officeooo:rsid="00370187" officeooo:paragraph-rsid="004f2452"/>
    </style:style>
    <style:style style:name="P34" style:family="paragraph" style:parent-style-name="Standard">
      <style:text-properties officeooo:rsid="00370187" officeooo:paragraph-rsid="008e0469"/>
    </style:style>
    <style:style style:name="P35" style:family="paragraph" style:parent-style-name="Standard">
      <style:text-properties officeooo:rsid="00370187" officeooo:paragraph-rsid="00f1f632"/>
    </style:style>
    <style:style style:name="P36" style:family="paragraph" style:parent-style-name="Standard">
      <style:text-properties officeooo:rsid="00370187" officeooo:paragraph-rsid="00f2e4bf"/>
    </style:style>
    <style:style style:name="P37" style:family="paragraph" style:parent-style-name="Standard">
      <style:text-properties officeooo:rsid="00370187" officeooo:paragraph-rsid="00f4a90a"/>
    </style:style>
    <style:style style:name="P38" style:family="paragraph" style:parent-style-name="Standard">
      <style:text-properties officeooo:rsid="003c4903" officeooo:paragraph-rsid="008e0469"/>
    </style:style>
    <style:style style:name="P39" style:family="paragraph" style:parent-style-name="Standard">
      <style:text-properties officeooo:rsid="0039c4e4" officeooo:paragraph-rsid="008e0469"/>
    </style:style>
    <style:style style:name="P40" style:family="paragraph" style:parent-style-name="Standard">
      <style:text-properties officeooo:rsid="0039e5fd" officeooo:paragraph-rsid="008e0469"/>
    </style:style>
    <style:style style:name="P41" style:family="paragraph" style:parent-style-name="Standard">
      <style:text-properties officeooo:rsid="003dbb40" officeooo:paragraph-rsid="008e0469"/>
    </style:style>
    <style:style style:name="P42" style:family="paragraph" style:parent-style-name="Standard">
      <style:text-properties officeooo:rsid="003bcf66" officeooo:paragraph-rsid="008e0469"/>
    </style:style>
    <style:style style:name="P4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4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5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6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7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8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0" style:family="paragraph" style:parent-style-name="Standard">
      <style:text-properties officeooo:rsid="004cbd3e" officeooo:paragraph-rsid="008e0469"/>
    </style:style>
    <style:style style:name="P51" style:family="paragraph" style:parent-style-name="Standard">
      <style:text-properties officeooo:rsid="004d72b6" officeooo:paragraph-rsid="008e0469"/>
    </style:style>
    <style:style style:name="P52" style:family="paragraph" style:parent-style-name="Standard">
      <style:text-properties officeooo:rsid="004d72b6" officeooo:paragraph-rsid="0055b2e9"/>
    </style:style>
    <style:style style:name="P53" style:family="paragraph" style:parent-style-name="Standard">
      <style:text-properties officeooo:rsid="004d72b6" officeooo:paragraph-rsid="0111f8db"/>
    </style:style>
    <style:style style:name="P54" style:family="paragraph" style:parent-style-name="Standard">
      <style:text-properties officeooo:rsid="00700909" officeooo:paragraph-rsid="00700909"/>
    </style:style>
    <style:style style:name="P55" style:family="paragraph" style:parent-style-name="Standard">
      <style:text-properties officeooo:rsid="007bb4ca" officeooo:paragraph-rsid="007e760a"/>
    </style:style>
    <style:style style:name="P56" style:family="paragraph" style:parent-style-name="Standard">
      <style:text-properties officeooo:rsid="007bb4ca" officeooo:paragraph-rsid="00e2cf70"/>
    </style:style>
    <style:style style:name="P57" style:family="paragraph" style:parent-style-name="Standard">
      <style:text-properties officeooo:rsid="007bb4ca" officeooo:paragraph-rsid="00e303a5"/>
    </style:style>
    <style:style style:name="P58" style:family="paragraph" style:parent-style-name="Standard">
      <style:text-properties officeooo:rsid="007bb4ca" officeooo:paragraph-rsid="00e4ee7b"/>
    </style:style>
    <style:style style:name="P59" style:family="paragraph" style:parent-style-name="Standard">
      <style:text-properties officeooo:rsid="007bb4ca" officeooo:paragraph-rsid="00e59d97"/>
    </style:style>
    <style:style style:name="P60" style:family="paragraph" style:parent-style-name="Standard">
      <style:text-properties officeooo:rsid="007bb4ca" officeooo:paragraph-rsid="00e661c0"/>
    </style:style>
    <style:style style:name="P61" style:family="paragraph" style:parent-style-name="Standard">
      <style:text-properties officeooo:rsid="007bb4ca" officeooo:paragraph-rsid="00e69c5e"/>
    </style:style>
    <style:style style:name="P62" style:family="paragraph" style:parent-style-name="Standard">
      <style:text-properties officeooo:rsid="007bb4ca" officeooo:paragraph-rsid="00e7c06d"/>
    </style:style>
    <style:style style:name="P63" style:family="paragraph" style:parent-style-name="Standard">
      <style:text-properties officeooo:rsid="004f2452" officeooo:paragraph-rsid="008e0469"/>
    </style:style>
    <style:style style:name="P64" style:family="paragraph" style:parent-style-name="Standard">
      <style:text-properties officeooo:rsid="00902d05" officeooo:paragraph-rsid="00902d05"/>
    </style:style>
    <style:style style:name="P65" style:family="paragraph" style:parent-style-name="Standard">
      <style:text-properties officeooo:rsid="00902d05" officeooo:paragraph-rsid="0095615b"/>
    </style:style>
    <style:style style:name="P6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1" style:family="paragraph" style:parent-style-name="Standard">
      <style:text-properties officeooo:rsid="00a211bb" officeooo:paragraph-rsid="00a211bb"/>
    </style:style>
    <style:style style:name="P82" style:family="paragraph" style:parent-style-name="Standard">
      <style:text-properties officeooo:rsid="001d79b2" officeooo:paragraph-rsid="0027059c"/>
    </style:style>
    <style:style style:name="P83" style:family="paragraph" style:parent-style-name="Standard">
      <style:text-properties officeooo:rsid="00bc2b3e" officeooo:paragraph-rsid="00bc2b3e"/>
    </style:style>
    <style:style style:name="P84" style:family="paragraph" style:parent-style-name="Standard">
      <style:text-properties officeooo:rsid="0115c336" officeooo:paragraph-rsid="0115c336"/>
    </style:style>
    <style:style style:name="P85" style:family="paragraph" style:parent-style-name="Standard">
      <style:text-properties officeooo:rsid="012fec5b" officeooo:paragraph-rsid="01314547"/>
    </style:style>
    <style:style style:name="P86" style:family="paragraph" style:parent-style-name="Standard">
      <style:text-properties officeooo:rsid="0014df67" officeooo:paragraph-rsid="01314547"/>
    </style:style>
    <style:style style:name="P87" style:family="paragraph" style:parent-style-name="Standard">
      <style:text-properties officeooo:rsid="0014df67" officeooo:paragraph-rsid="0132fa8e"/>
    </style:style>
    <style:style style:name="P88" style:family="paragraph" style:parent-style-name="Standard">
      <style:text-properties officeooo:rsid="0014df67" officeooo:paragraph-rsid="0134e7a3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11c03"/>
    </style:style>
    <style:style style:name="T21" style:family="text">
      <style:text-properties officeooo:rsid="0072f224"/>
    </style:style>
    <style:style style:name="T22" style:family="text">
      <style:text-properties officeooo:rsid="00746995"/>
    </style:style>
    <style:style style:name="T23" style:family="text">
      <style:text-properties officeooo:rsid="00765c99"/>
    </style:style>
    <style:style style:name="T24" style:family="text">
      <style:text-properties officeooo:rsid="00786d84"/>
    </style:style>
    <style:style style:name="T25" style:family="text">
      <style:text-properties officeooo:rsid="007946a0"/>
    </style:style>
    <style:style style:name="T26" style:family="text">
      <style:text-properties officeooo:rsid="007ab17a"/>
    </style:style>
    <style:style style:name="T27" style:family="text">
      <style:text-properties officeooo:rsid="007bb4ca"/>
    </style:style>
    <style:style style:name="T28" style:family="text">
      <style:text-properties officeooo:rsid="0085f357"/>
    </style:style>
    <style:style style:name="T29" style:family="text">
      <style:text-properties officeooo:rsid="00878e5d"/>
    </style:style>
    <style:style style:name="T30" style:family="text">
      <style:text-properties officeooo:rsid="00897db2"/>
    </style:style>
    <style:style style:name="T31" style:family="text">
      <style:text-properties officeooo:rsid="008b62e7"/>
    </style:style>
    <style:style style:name="T32" style:family="text">
      <style:text-properties officeooo:rsid="008c35a2"/>
    </style:style>
    <style:style style:name="T33" style:family="text">
      <style:text-properties officeooo:rsid="00902d05"/>
    </style:style>
    <style:style style:name="T34" style:family="text">
      <style:text-properties officeooo:rsid="009117e7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c06241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40" style:family="text">
      <style:text-properties officeooo:rsid="009a641d"/>
    </style:style>
    <style:style style:name="T41" style:family="text">
      <style:text-properties officeooo:rsid="009bd49a"/>
    </style:style>
    <style:style style:name="T42" style:family="text">
      <style:text-properties officeooo:rsid="009c7c52"/>
    </style:style>
    <style:style style:name="T43" style:family="text">
      <style:text-properties officeooo:rsid="009dd792"/>
    </style:style>
    <style:style style:name="T44" style:family="text">
      <style:text-properties officeooo:rsid="00a830db"/>
    </style:style>
    <style:style style:name="T45" style:family="text">
      <style:text-properties officeooo:rsid="00aa4eaa"/>
    </style:style>
    <style:style style:name="T46" style:family="text">
      <style:text-properties officeooo:rsid="00ad9387"/>
    </style:style>
    <style:style style:name="T47" style:family="text">
      <style:text-properties officeooo:rsid="00af9e2d"/>
    </style:style>
    <style:style style:name="T48" style:family="text">
      <style:text-properties officeooo:rsid="00b30d14"/>
    </style:style>
    <style:style style:name="T49" style:family="text">
      <style:text-properties officeooo:rsid="00b33ba2"/>
    </style:style>
    <style:style style:name="T50" style:family="text">
      <style:text-properties officeooo:rsid="00b362a8"/>
    </style:style>
    <style:style style:name="T51" style:family="text">
      <style:text-properties officeooo:rsid="00b3dfd6"/>
    </style:style>
    <style:style style:name="T52" style:family="text">
      <style:text-properties officeooo:rsid="00b6c9a0"/>
    </style:style>
    <style:style style:name="T53" style:family="text">
      <style:text-properties officeooo:rsid="00c06241"/>
    </style:style>
    <style:style style:name="T54" style:family="text">
      <style:text-properties officeooo:rsid="00c9ca17"/>
    </style:style>
    <style:style style:name="T55" style:family="text">
      <style:text-properties officeooo:rsid="0111f8db"/>
    </style:style>
    <style:style style:name="T56" style:family="text">
      <style:text-properties fo:font-style="normal" officeooo:rsid="00c06241" style:font-style-asian="normal" style:font-style-complex="normal"/>
    </style:style>
    <style:style style:name="T57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8" style:family="text">
      <style:text-properties officeooo:rsid="011f8724"/>
    </style:style>
    <style:style style:name="T59" style:family="text">
      <style:text-properties officeooo:rsid="012ee960"/>
    </style:style>
    <style:style style:name="T60" style:family="text">
      <style:text-properties officeooo:rsid="01314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1">Give paths to all subroutines <text:span text:style-name="T1">called </text:span>in each project intro</text:p>
      <text:p text:style-name="P31"/>
      <text:p text:style-name="P32">Pin change interrupts:<text:tab/><text:tab/>Use pci not PCI</text:p>
      <text:p text:style-name="P32">Timers<text:tab/><text:tab/><text:tab/><text:tab/>Use Timerx not timer x</text:p>
      <text:p text:style-name="P82"><text:tab/><text:tab/><text:tab/>implement dedicated array cal_string[12]</text:p>
      <text:p text:style-name="P82"/>
      <text:p text:style-name="P83"><text:span text:style-name="T54">First t</text:span>ested on CA display</text:p>
      <text:p text:style-name="P32"/>
      <text:p text:style-name="P44">1_first_project</text:p>
      <text:p text:style-name="P6">Example_1<text:tab/><text:tab/><text:span text:style-name="T53">CA_OK<text:tab/>CC_OK<text:tab/>CA_ARD_OK<text:tab/>CC_ARD_OK<text:tab/></text:span></text:p>
      <text:p text:style-name="P7">Example_<text:span text:style-name="T27">2<text:tab/><text:tab/>CA_OK<text:tab/>CC_OK<text:tab/>CA_ARD_OK<text:tab/>CC_ARD_OK<text:tab/></text:span></text:p>
      <text:p text:style-name="P8">Example_<text:span text:style-name="T27">3<text:tab/><text:tab/>CA_OK<text:tab/>CC_OK<text:tab/>CA_ARD_OK<text:tab/>CC_ARD_OK<text:tab/></text:span></text:p>
      <text:p text:style-name="P8">Example_<text:span text:style-name="T27">4<text:tab/><text:tab/>CA_OK<text:tab/>CC_OK<text:tab/>CA_ARD_OK<text:tab/>CC_ARD_OK<text:tab/></text:span></text:p>
      <text:p text:style-name="P9">Example_<text:span text:style-name="T27">5<text:tab/><text:tab/>CA_OK<text:tab/>CC_OK<text:tab/>CA_ARD_OK<text:tab/>CC_ARD_OK</text:span></text:p>
      <text:p text:style-name="P9">Example_<text:span text:style-name="T27">6<text:tab/><text:tab/>CA_OK<text:tab/>CC_OK<text:tab/>CA_ARD_OK<text:tab/>CC_ARD_OK</text:span></text:p>
      <text:p text:style-name="P9">Example_<text:span text:style-name="T27">7<text:tab/><text:tab/>CA_OK<text:tab/>CC_OK<text:tab/>CA_ARD_OK<text:tab/>CC_ARD_OK</text:span></text:p>
      <text:p text:style-name="P9">Example_<text:span text:style-name="T27">8<text:tab/><text:tab/>CA_OK<text:tab/>CC_OK<text:tab/>CA_ARD_OK<text:tab/>CC_ARD_OK</text:span></text:p>
      <text:p text:style-name="P9">Example_<text:span text:style-name="T27">9<text:tab/><text:tab/>CA_OK<text:tab/>CC_OK<text:tab/>CA_ARD_OK<text:tab/>CC_ARD_OK</text:span></text:p>
      <text:p text:style-name="P9">Example_1<text:span text:style-name="T27">0<text:tab/><text:tab/>CA_OK<text:tab/>CC_OK<text:tab/>CA_ARD_OK<text:tab/>CC_ARD_OK</text:span></text:p>
      <text:p text:style-name="P5"/>
      <text:p text:style-name="P44">2_Receiver_Transmitter_Basic</text:p>
      <text:p text:style-name="P11">Example_1<text:tab/><text:tab/><text:span text:style-name="T53">CA_OK<text:tab/>CC_OK<text:tab/>CA_ARD_OK<text:tab/>CC_ARD_OK</text:span></text:p>
      <text:p text:style-name="P10">Example_<text:span text:style-name="T27">2<text:tab/><text:tab/>CA_OK<text:tab/>CC_OK<text:tab/>CA_ARD_OK<text:tab/>CC_ARD_OK</text:span></text:p>
      <text:p text:style-name="P11">Example_<text:span text:style-name="T27">3<text:tab/><text:tab/>CA_OK<text:tab/>CC_OK<text:tab/>CA_ARD_OK<text:tab/>CC_ARD_OK</text:span></text:p>
      <text:p text:style-name="P11">Example_<text:span text:style-name="T27">4<text:tab/><text:tab/>CA_OK<text:tab/>CC_OK<text:tab/>CA_ARD_OK<text:tab/>CC_ARD_OK</text:span></text:p>
      <text:p text:style-name="P12">Example_<text:span text:style-name="T27">5<text:tab/><text:tab/>CA_OK<text:tab/>CC_OK<text:tab/>CA_ARD_OK<text:tab/>CC_ARD_OK</text:span></text:p>
      <text:p text:style-name="P13">Example_<text:span text:style-name="T27">6<text:tab/><text:tab/>CA_OK<text:tab/>CC_OK<text:tab/>CA_ARD_OK<text:tab/>CC_ARD_OK</text:span></text:p>
      <text:p text:style-name="P14">Example_<text:span text:style-name="T27">7<text:tab/><text:tab/>CA_OK<text:tab/>CC_OK<text:tab/>CA_ARD_OK<text:tab/>CC_ARD_OK</text:span></text:p>
      <text:p text:style-name="P15">Example_<text:span text:style-name="T27">8<text:tab/><text:tab/>CA_OK<text:tab/>CC_OK<text:tab/>CA_ARD_OK<text:tab/>CC_ARD_OK</text:span></text:p>
      <text:p text:style-name="P16">Example_<text:span text:style-name="T27">9<text:tab/><text:tab/>CA_OK<text:tab/>CC_OK<text:tab/>CA_ARD_OK<text:tab/>CC_ARD_OK</text:span></text:p>
      <text:p text:style-name="P5"/>
      <text:p text:style-name="P44">3_Interrupts_and_switches<text:tab/><text:tab/><text:span text:style-name="T52">No locals</text:span></text:p>
      <text:p text:style-name="P56">3A_UART_timer_interrupts<text:tab/><text:span text:style-name="T28">OK<text:tab/>CC_OK<text:tab/>CA_ARD_OK<text:tab/>CC_ARD_OK</text:span></text:p>
      <text:p text:style-name="P57">3B_Pin_Change_Interrupt<text:tab/><text:span text:style-name="T29">OK<text:tab/>CC_OK<text:tab/>CA_ARD_OK<text:tab/>CC_ARD_OK</text:span></text:p>
      <text:p text:style-name="P58">3C_reaction_time_tester<text:tab/><text:span text:style-name="T29">OK<text:tab/>CC_OK<text:tab/>CA_ARD_OK<text:tab/>CC_ARD_OK</text:span></text:p>
      <text:p text:style-name="P59">3D_timer_PCI_interrupts<text:tab/><text:span text:style-name="T30">OK<text:tab/>CC_OK<text:tab/>CA_ARD_OK<text:tab/>CC_ARD_OK</text:span></text:p>
      <text:p text:style-name="P60">3E_Keypress_logger<text:tab/><text:tab/><text:span text:style-name="T31">OK<text:tab/>CC_OK<text:tab/>CA_ARD_OK<text:tab/>CC_ARD_OK</text:span></text:p>
      <text:p text:style-name="P61">3F_Prime_numbers<text:tab/><text:tab/><text:span text:style-name="T31">OK<text:tab/>CC_OK<text:tab/>CA_ARD_OK<text:tab/>CC_ARD_OK</text:span></text:p>
      <text:p text:style-name="P62">3G_Prime_numbers_plus<text:tab/><text:span text:style-name="T32">OK<text:tab/>CC_OK<text:tab/>CA_ARD_OK<text:tab/>CC_ARD_OK</text:span></text:p>
      <text:p text:style-name="P5"/>
      <text:p text:style-name="P5"/>
      <text:p text:style-name="P45">4_binary_and_bit_operations</text:p>
      <text:p text:style-name="P35">1_Bit_ops_1<text:tab/><text:tab/><text:tab/><text:span text:style-name="T48">OK <text:tab/>CC_OK<text:tab/>CA_ARD_OK<text:tab/>CC_ARD_OK</text:span></text:p>
      <text:p text:style-name="P36">2_Bit_ops_2<text:tab/><text:tab/><text:tab/><text:span text:style-name="T49">OK<text:tab/>CC_OK<text:tab/>CA_ARD_OK<text:tab/>CC_ARD_OK</text:span></text:p>
      <text:p text:style-name="P37">3_Division_subroutine<text:tab/><text:span text:style-name="T50">OK<text:tab/>CC_OK<text:tab/>CA_ARD_OK<text:tab/>CC_ARD_OK</text:span></text:p>
      <text:p text:style-name="P37">4_Char_to_binary<text:tab/><text:tab/><text:span text:style-name="T51">OK<text:tab/>CC_OK<text:tab/>CA_ARD_OK<text:tab/>CC_ARD_OK</text:span></text:p>
      <text:p text:style-name="P33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2"><text:tab/><text:span text:style-name="T18">I2C_FPN_to_display(); QUIRK INTRODUCED to COMMENTARY print out</text:span></text:p>
      <text:p text:style-name="P53"><text:tab/><text:span text:style-name="T55">See 5A_Integer_numbers: User_app_commentary_mode macro for fix</text:span></text:p>
      <text:p text:style-name="P52"/>
      <text:p text:style-name="P84">5 has been recompiled following quirk </text:p>
      <text:p text:style-name="P17">5A_Integer_numbers<text:tab/><text:tab/><text:span text:style-name="T37">CA_OK</text:span><text:span text:style-name="T53"><text:tab/></text:span><text:span text:style-name="T56">CC_OK</text:span><text:span text:style-name="T53"><text:tab/>CA_ARD_OK<text:tab/>CC_ARD_OK</text:span></text:p>
      <text:p text:style-name="P17">5B_Prime_factors<text:tab/><text:tab/><text:span text:style-name="T37">CA_OK<text:tab/></text:span><text:span text:style-name="T56">CC_OK</text:span><text:span text:style-name="T53"><text:tab/>CA_ARD_OK<text:tab/>CC_ARD_OK</text:span></text:p>
      <text:p text:style-name="P18">5C_Scientific_numbers<text:tab/><text:span text:style-name="T37">CA_OK<text:tab/></text:span><text:span text:style-name="T56">CC_OK</text:span><text:span text:style-name="T53"><text:tab/>CA_ARD_OK<text:tab/>CC_ARD_OK</text:span></text:p>
      <text:p text:style-name="P19">5D_Pie_estimator<text:tab/><text:tab/><text:span text:style-name="T37">CA_OK<text:tab/></text:span><text:span text:style-name="T56">CC_OK</text:span><text:span text:style-name="T53"><text:tab/>CA_ARD_OK<text:tab/>CC_ARD_OK</text:span></text:p>
      <text:p text:style-name="P20">5E_e_power_series<text:tab/><text:tab/><text:span text:style-name="T37">CA_OK<text:tab/>CC_OK</text:span><text:span text:style-name="T53"><text:tab/>CA_ARD_OK<text:tab/>CC_ARD_OK</text:span></text:p>
      <text:p text:style-name="P21">5F_Trig_functions<text:tab/><text:tab/><text:span text:style-name="T37">CA_OK<text:tab/></text:span><text:span text:style-name="T56">CC_OK</text:span><text:span text:style-name="T53"><text:tab/>CA_ARD_OK<text:tab/>CC_ARD_OK</text:span></text:p>
      <text:p text:style-name="P5"/>
      <text:p text:style-name="P22"><text:span text:style-name="T58">6 has been recompiled following quirk</text:span><text:tab/><text:tab/><text:tab/><text:tab/><text:tab/></text:p>
      <text:p text:style-name="P23">6A_Segment_driver<text:tab/><text:tab/><text:span text:style-name="T39">CA_OK</text:span><text:span text:style-name="T38"><text:tab/></text:span><text:span text:style-name="T57">CC_OK<text:tab/>CA_ARD_OK<text:tab/>CC_ARD_OK</text:span></text:p>
      <text:p text:style-name="P24">6B_Segment_driver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4">6C_Numerical_entry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5">6D_INT_to_display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6">6E_FPN_to_display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7">6F_FPN_from_IO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8">6G_INT_from_IO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30">6H_calculator<text:tab/><text:tab/>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29">6L_FPN_to_display_legacy<text:tab/><text:span text:style-name="T39">CA_OK</text:span><text:span text:style-name="T38"><text:tab/></text:span><text:span text:style-name="T57">CC_OK<text:tab/>CA_ARD_OK<text:tab/>CC_ARD_OK</text:span></text:p>
      <text:p text:style-name="P29">6M_FPN_from_IO_legacy<text:tab/><text:span text:style-name="T37">CA_OK</text:span><text:span text:style-name="T36"><text:tab/></text:span><text:span text:style-name="T56">CC_OK</text:span><text:span text:style-name="T57"><text:tab/>CA_ARD_OK<text:tab/>CC_ARD_OK</text:span></text:p>
      <text:p text:style-name="P1"/>
      <text:p text:style-name="P1"/>
      <text:p text:style-name="P54"><text:span text:style-name="T7">7</text:span><text:span text:style-name="T6"> Timer/clocks</text:span><text:tab/><text:tab/><text:tab/>No local functions</text:p>
      <text:p text:style-name="P85">7A-F updated <text:span text:style-name="T60">G not changed (has no commentary)</text:span></text:p>
      <text:p text:style-name="P87">7A_String_only_clock<text:tab/><text:span text:style-name="T39">CA_OK</text:span><text:span text:style-name="T38"><text:tab/></text:span><text:span text:style-name="T57">CC_OK</text:span></text:p>
      <text:p text:style-name="P88">7B_calculator_based_clock<text:tab/><text:span text:style-name="T39">CA_OK</text:span><text:span text:style-name="T38"><text:tab/></text:span><text:span text:style-name="T57">CC_OK</text:span></text:p>
      <text:p text:style-name="P88">7C_mini_OS_clock<text:tab/><text:tab/><text:span text:style-name="T39">CA_OK</text:span><text:span text:style-name="T38"><text:tab/></text:span><text:span text:style-name="T57">CC_OK</text:span></text:p>
      <text:p text:style-name="P86">7D_mini_OS_clock_w_<text:span text:style-name="T59">a</text:span><text:tab/><text:span text:style-name="T39">CA_OK</text:span><text:tab/></text:p>
      <text:p text:style-name="P86">7E_Stand_a_lone_clock<text:tab/><text:span text:style-name="T39">CA_OK</text:span></text:p>
      <text:p text:style-name="P86">7F_Stop_watch<text:tab/><text:tab/><text:span text:style-name="T39">CA_OK</text:span></text:p>
      <text:p text:style-name="P86">7G_Combined_clock_SW<text:tab/><text:span text:style-name="T39">CA_OK</text:span></text:p>
      <text:p text:style-name="P43"/>
      <text:p text:style-name="P43"/>
      <text:p text:style-name="P43">8_Fourier</text:p>
      <text:p text:style-name="P1"><text:soft-page-break/>8A_reset_controller<text:tab/> <text:s/><text:tab/><text:tab/><text:span text:style-name="T24">OK</text:span><text:tab/><text:tab/><text:tab/><text:span text:style-name="T23">NL</text:span></text:p>
      <text:p text:style-name="P1">8B_Pulse_train_generator<text:tab/><text:tab/><text:span text:style-name="T25">OK<text:tab/></text:span><text:tab/><text:tab/><text:span text:style-name="T23">NL</text:span></text:p>
      <text:p text:style-name="P1">8C_Sawtooth_generator<text:tab/><text:tab/><text:span text:style-name="T26">OK<text:tab/><text:tab/></text:span><text:tab/><text:span text:style-name="T23">NL</text:span></text:p>
      <text:p text:style-name="P34"><text:span text:style-name="T6">9_FPN_routines</text:span><text:tab/><text:span text:style-name="T10">Subroutines used</text:span></text:p>
      <text:p text:style-name="P50"/>
      <text:p text:style-name="P51">FPN_DIY_IO\<text:tab/><text:tab/><text:tab/><text:tab/><text:tab/></text:p>
      <text:p text:style-name="P39"><text:tab/>I2C_Tx_float_display_control;</text:p>
      <text:p text:style-name="P39"><text:tab/>Scientific_number_from_KBD<text:span text:style-name="T11">();</text:span></text:p>
      <text:p text:style-name="P39"><text:tab/><text:span text:style-name="T11">Fraction_to_Binary_Signed();</text:span></text:p>
      <text:p text:style-name="P39"><text:tab/><text:span text:style-name="T11">Scientifc_num_to_FPN();</text:span></text:p>
      <text:p text:style-name="P39"><text:tab/>I2C_Tx_float_num(<text:span text:style-name="T12">);</text:span></text:p>
      <text:p text:style-name="P39"><text:tab/>I2C_FPN_to_display<text:span text:style-name="T11">();</text:span></text:p>
      <text:p text:style-name="P39"><text:tab/>Assemble_FPN<text:span text:style-name="T11">();</text:span></text:p>
      <text:p text:style-name="P39"><text:tab/>unpack_FPN<text:span text:style-name="T11">();</text:span></text:p>
      <text:p text:style-name="P39"><text:tab/>FPN_to_String(<text:span text:style-name="T11">);</text:span></text:p>
      <text:p text:style-name="P39"/>
      <text:p text:style-name="P39"><text:span text:style-name="T11">All subroutines included under “FPN_DIY_IO” used and tested in <text:s/>“</text:span><text:span text:style-name="T15">9_FPN_routines”</text:span></text:p>
      <text:p text:style-name="P39"><text:tab/></text:p>
      <text:p text:style-name="P39"/>
      <text:p text:style-name="P51">KBD_to_display<text:span text:style-name="T13">\</text:span></text:p>
      <text:p text:style-name="P51"><text:tab/>Get_fpn_from_KBD<text:span text:style-name="T12">();</text:span></text:p>
      <text:p text:style-name="P51"><text:tab/>Get_Float_num_string_from_KBD(<text:span text:style-name="T12">);</text:span></text:p>
      <text:p text:style-name="P51"/>
      <text:p text:style-name="P39">Arduino_Rx_Tx_UNO_pcb<text:span text:style-name="T13">\</text:span></text:p>
      <text:p text:style-name="P39"><text:tab/>Sc_Num_to_PC_A(<text:span text:style-name="T11">);</text:span></text:p>
      <text:p text:style-name="P39"><text:tab/>FPN_to_Significand<text:span text:style-name="T12">();</text:span></text:p>
      <text:p text:style-name="P39"/>
      <text:p text:style-name="P39">FPN_arithmetic<text:span text:style-name="T13">\</text:span></text:p>
      <text:p text:style-name="P39"><text:tab/>FPN_add<text:span text:style-name="T11">();</text:span></text:p>
      <text:p text:style-name="P39"><text:tab/>FPN_div<text:span text:style-name="T11">();</text:span></text:p>
      <text:p text:style-name="P39"><text:tab/>FPN_mult<text:span text:style-name="T11">();</text:span></text:p>
      <text:p text:style-name="P39"/>
      <text:p text:style-name="P39">Basic_Rx_Tx_Arduino<text:span text:style-name="T14">\</text:span></text:p>
      <text:p text:style-name="P39"><text:tab/><text:span text:style-name="T11">Check_num_for_to_big_or_small();</text:span></text:p>
      <text:p text:style-name="P39"/>
      <text:p text:style-name="P39"><text:tab/>Print_RHS_of_binary_point<text:span text:style-name="T11">();<text:tab/>Local only</text:span></text:p>
      <text:p text:style-name="P39"><text:tab/>Print_long_as_binary<text:span text:style-name="T11">();<text:tab/><text:tab/>Local only</text:span></text:p>
      <text:p text:style-name="P39"/>
      <text:p text:style-name="P63">Projects tested</text:p>
      <text:p text:style-name="P39"><text:tab/><text:tab/><text:tab/><text:tab/><text:tab/>Globals<text:tab/>Locals</text:p>
      <text:p text:style-name="P39">9A FPN_acquisition<text:tab/><text:tab/><text:tab/>OK<text:span text:style-name="T3">√<text:tab/><text:tab/></text:span><text:span text:style-name="T4">OK (no change to hex file)</text:span><text:tab/></text:p>
      <text:p text:style-name="P40">9B_FPN_to_String<text:tab/><text:tab/><text:tab/>OK<text:span text:style-name="T3">√<text:tab/><text:tab/></text:span><text:span text:style-name="T4">OK (no change to hex file)</text:span></text:p>
      <text:p text:style-name="P42">9C_FPN_Add_Sub<text:tab/><text:tab/><text:tab/>OK<text:span text:style-name="T3">√<text:tab/><text:tab/></text:span><text:span text:style-name="T4">OK (no change to hex file)</text:span></text:p>
      <text:p text:style-name="P38">9D_<text:span text:style-name="T2">FPN_mult_div<text:tab/><text:tab/><text:tab/>OK</text:span><text:span text:style-name="T3">√<text:tab/><text:tab/></text:span><text:span text:style-name="T4">OK (no change to hex file)</text:span></text:p>
      <text:p text:style-name="P41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9"/>
      <text:p text:style-name="P81"><text:span text:style-name="T6">Issues with test projects</text:span> (run during pcb commissioning)</text:p>
      <text:p text:style-name="P1"/>
      <text:p text:style-name="P81">PRN generator failure due to damaged EEPROM<text:tab/></text:p>
      <text:p text:style-name="P81"><text:tab/>Fix changed EEPROM location</text:p>
      <text:p text:style-name="P81"/>
      <text:p text:style-name="P81"><text:soft-page-break/>Failure to set up switched inputs properly</text:p>
      <text:p text:style-name="P81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55"/>
      <text:p text:style-name="P1"/>
      <text:p text:style-name="P49">Mini OS EEPROM reservations<text:tab/><text:tab/></text:p>
      <text:p text:style-name="P64"/>
      <text:p text:style-name="P64">0x3FF<text:tab/>user cal if set</text:p>
      <text:p text:style-name="P64">0x3FE<text:tab/>user cal if set</text:p>
      <text:p text:style-name="P64">0x3FD<text:tab/>Default cal supplied by Atmel</text:p>
      <text:p text:style-name="P64"/>
      <text:p text:style-name="P64">0x3FC<text:tab/>Set to 1 if diagnostic mode required. <text:s/>Diagnostic mode is now discontinued</text:p>
      <text:p text:style-name="P64">0x3FB<text:tab/>Controls multiplexer (T0) on interval: <text:s/>0xFF for 2ms, 0xFE for 500uS and 0xFD for 125uS</text:p>
      <text:p text:style-name="P64">0x3FA<text:tab/>Not used</text:p>
      <text:p text:style-name="P66">0x3F9<text:tab/><text:tab/>Reset status byte: set to zero by Project_programmer_AVR when the mini-OS is programmed to flash. <text:tab/>It is read here to ensure that control always jumps to location zero except for a manual reset</text:p>
      <text:p text:style-name="P66"/>
      <text:p text:style-name="P64">0x3F8<text:tab/>prog_counter_H</text:p>
      <text:p text:style-name="P64">0x3F7<text:tab/>prog_counter_L</text:p>
      <text:p text:style-name="P64">0x3F6<text:tab/>cmd_counter_H</text:p>
      <text:p text:style-name="P64">0x3F5<text:tab/>cmd_counter_L</text:p>
      <text:p text:style-name="P64"/>
      <text:p text:style-name="P67">0x3F4<text:tab/><text:tab/>Reset status byte: set to zero by Project_programmer_AVR. <text:span text:style-name="T34">W</text:span>hen the mini-OS is programmed to flash. <text:tab/>It is read by I2C_V16_0_CC to ensure that the UNO bootloader is <text:span text:style-name="T34">a</text:span>utomatically triggered after pcb_A has been programmed</text:p>
      <text:p text:style-name="P67"/>
      <text:p text:style-name="P64"><text:span text:style-name="T35">0x3F3<text:tab/>8 bit PRN gen EEP subroutines:</text:span><text:tab/>Used to select random "Hello world" message</text:p>
      <text:p text:style-name="P64">0x3F1<text:tab/>Carry out auto cal post programming</text:p>
      <text:p text:style-name="P64"/>
      <text:p text:style-name="P64"/>
      <text:p text:style-name="P65"><text:span text:style-name="T6">UNO_bootloader_for_hex&amp;text</text:span><text:tab/> <text:span text:style-name="T6">EEPROM reservations</text:span></text:p>
      <text:p text:style-name="P66"/>
      <text:p text:style-name="P66"/>
      <text:p text:style-name="P66">1_Message_from_the_OS</text:p>
      <text:p text:style-name="P66">2_Random_gen_AVR</text:p>
      <text:p text:style-name="P66">3_Hex_verification</text:p>
      <text:p text:style-name="P66">4_Text_Verification</text:p>
      <text:p text:style-name="P66">5_Hex_text_bootloader</text:p>
      <text:p text:style-name="P66"/>
      <text:p text:style-name="P66">0x3FF<text:tab/>user cal if set<text:tab/>No longer used</text:p>
      <text:p text:style-name="P66">0x3FE<text:tab/>user cal if set No longer used</text:p>
      <text:p text:style-name="P66">0x3FD<text:tab/>Default cal supplied by Atmel No longer used</text:p>
      <text:p text:style-name="P66">0x3FC<text:tab/>Copy of MCUSR and also indicates WDTout hex/text verification routines </text:p>
      <text:p text:style-name="P66">0x3FB/A<text:tab/>prog_counter for use by verification routines</text:p>
      <text:p text:style-name="P66">0x3F9/8<text:tab/>cmd_counter for use by verification routines</text:p>
      <text:p text:style-name="P66">0x3F7<text:tab/>Reset Control (set to zero to indicate that user app is to be launched.)</text:p>
      <text:p text:style-name="P66">0x3F6 flash text string pointer</text:p>
      <text:p text:style-name="P66"/>
      <text:p text:style-name="P66"><text:soft-page-break/>0x3F5 PRN generator random number HB</text:p>
      <text:p text:style-name="P68">0x3F4 PRN generator random number LB</text:p>
      <text:p text:style-name="P66">0x3F3 PRN generator random number HB</text:p>
      <text:p text:style-name="P66">0x3F2 PRN generator random number LB</text:p>
      <text:p text:style-name="P66">0x3F1 PRN generator random number HB</text:p>
      <text:p text:style-name="P66">0x3F0 PRN generator random number LB</text:p>
      <text:p text:style-name="P66">0x3EF PRN EEPROM location offset 0, 1 or 2</text:p>
      <text:p text:style-name="P66">0x3EE Used by combined Clock_SW to signal Arduino WDTout with ISR</text:p>
      <text:p text:style-name="P66">0x3ED Used by user projects to control WDT reset source</text:p>
      <text:p text:style-name="P66">0x3EB<text:tab/>Last EEPROM location required by Hello World file</text:p>
      <text:p text:style-name="P69"/>
      <text:p text:style-name="P69"/>
      <text:p text:style-name="P46">EEPROM initialisation<text:tab/><text:tab/>Mini_OS (PCB_A)</text:p>
      <text:p text:style-name="P73"/>
      <text:p text:style-name="P73">0x3FD/E/F<text:tab/><text:tab/><text:span text:style-name="T41">Cal data:<text:tab/><text:tab/><text:tab/></text:span>Calibration routine</text:p>
      <text:p text:style-name="P73">0x3FC<text:tab/><text:tab/><text:tab/>No longer used</text:p>
      <text:p text:style-name="P73">0x3FB <text:tab/><text:tab/>Multiplexer <text:span text:style-name="T41">brightness <text:tab/>Mode Q</text:span></text:p>
      <text:p text:style-name="P75">0x3FA<text:tab/><text:tab/><text:tab/><text:span text:style-name="T40">No longer used</text:span></text:p>
      <text:p text:style-name="P75">0x3F9<text:tab/><text:tab/><text:tab/><text:span text:style-name="T33">Reset status byte:<text:tab/><text:tab/></text:span>Project Programmer UNO</text:p>
      <text:p text:style-name="P75">0x3F8-5<text:tab/><text:tab/>Command counter<text:span text:style-name="T42">s</text:span><text:tab/><text:tab/>Flash programmer</text:p>
      <text:p text:style-name="P75">0x3F4<text:tab/><text:tab/><text:tab/><text:span text:style-name="T33">Reset status byte:<text:tab/><text:tab/></text:span>Project Programmer UNO</text:p>
      <text:p text:style-name="P76">0x3F3<text:tab/><text:tab/><text:tab/>Hello world PRN</text:p>
      <text:p text:style-name="P76">0x3F2<text:tab/><text:tab/><text:tab/>Not used</text:p>
      <text:p text:style-name="P76">0x3F1<text:tab/><text:tab/><text:tab/>Auto call flag<text:tab/><text:tab/><text:tab/><text:span text:style-name="T41">Project Programmer UNO</text:span><text:tab/><text:tab/></text:p>
      <text:p text:style-name="P69"/>
      <text:p text:style-name="P47">EEPROM initialisation<text:tab/><text:tab/><text:span text:style-name="T33">UNO_bootloader_for_hex&amp;text</text:span><text:tab/></text:p>
      <text:p text:style-name="P47"/>
      <text:p text:style-name="P74">0x3FD/E/F<text:tab/><text:tab/><text:span text:style-name="T41">Cal data:<text:tab/><text:tab/><text:tab/></text:span>No longer used</text:p>
      <text:p text:style-name="P70">0x3FC<text:tab/><text:tab/><text:tab/>Copy of MCUSR<text:tab/><text:tab/><text:span text:style-name="T42">The boootloader</text:span></text:p>
      <text:p text:style-name="P76">0x3FB-8<text:tab/><text:tab/>Command counter<text:tab/><text:tab/>Bootloader</text:p>
      <text:p text:style-name="P77">0x3F7<text:tab/><text:tab/><text:tab/> <text:span text:style-name="T33">Reset Control<text:tab/><text:tab/><text:tab/></text:span>The boootloader</text:p>
      <text:p text:style-name="P78">0x3F6<text:tab/><text:tab/><text:tab/><text:span text:style-name="T33">flash text string pointer<text:tab/>User_app_commentary_mode</text:span></text:p>
      <text:p text:style-name="P79">0x3F5-0<text:tab/><text:tab/>PRN registers<text:tab/><text:tab/><text:tab/><text:span text:style-name="T45">Not initialised</text:span><text:tab/><text:span text:style-name="T45">0xFF or &gt; 0</text:span><text:tab/></text:p>
      <text:p text:style-name="P72">0x3EF <text:tab/><text:tab/><text:tab/>PRN EEPROM <text:span text:style-name="T43">offset<text:tab/><text:tab/>Zero by PCB_A programmer</text:span>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1"/>
      <text:p text:style-name="P71"/>
      <text:p text:style-name="P48">Mini-OS modes no longer required</text:p>
      <text:p text:style-name="P80"/>
      <text:p text:style-name="P80">case 7: I2C_Tx_Compile_tables();break;</text:p>
      <text:p text:style-name="P8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0">case 9: I2C_Tx_Uarithmetic_OP();break;<text:tab/><text:tab/>//Takes numbers entered using mode B and does <text:tab/><text:tab/><text:tab/><text:tab/><text:tab/><text:tab/><text:tab/>some arithmetic</text:p>
      <text:p text:style-name="P80"/>
      <text:p text:style-name="P80">case 'A': I2C_Tx_accumulator_1();<text:tab/>break;<text:tab/><text:tab/>//Implements add, subtract and clear modes<text:tab/></text:p>
      <text:p text:style-name="P80">case 'B': I2C_Tx_accumulator_2();break;<text:tab/><text:tab/>//Acquires data for use by accumulator<text:tab/><text:tab/><text:tab/><text:tab/><text:tab/><text:tab/><text:tab/><text:tab/><text:tab/><text:tab/><text:tab/></text:p>
      <text:p text:style-name="P69"/>
      <text:p text:style-name="P69"><text:soft-page-break/>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4T15:51:49.496000000</dc:date>
    <meta:editing-duration>P2DT18H17M2S</meta:editing-duration>
    <meta:editing-cycles>197</meta:editing-cycles>
    <meta:document-statistic meta:table-count="0" meta:image-count="0" meta:object-count="0" meta:page-count="6" meta:paragraph-count="196" meta:word-count="972" meta:character-count="7928" meta:non-whitespace-character-count="6898"/>
  </office:meta>
</office:document-meta>
</file>